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dd67e" officeooo:paragraph-rsid="000dd67e"/>
    </style:style>
    <style:style style:name="P2" style:family="paragraph" style:parent-style-name="Caption">
      <style:text-properties officeooo:rsid="0013d38a" officeooo:paragraph-rsid="0021eb1e"/>
    </style:style>
    <style:style style:name="P3" style:family="paragraph" style:parent-style-name="Text_20_body">
      <style:text-properties officeooo:paragraph-rsid="0015be02"/>
    </style:style>
    <style:style style:name="P4" style:family="paragraph" style:parent-style-name="Marginalia">
      <style:text-properties officeooo:paragraph-rsid="0021eb1e"/>
    </style:style>
    <style:style style:name="P5" style:family="paragraph" style:parent-style-name="Text_20_body">
      <style:text-properties officeooo:paragraph-rsid="0021eb1e"/>
    </style:style>
    <style:style style:name="P6" style:family="paragraph" style:parent-style-name="TextHiLite">
      <style:text-properties officeooo:paragraph-rsid="0021eb1e"/>
    </style:style>
    <style:style style:name="P7" style:family="paragraph" style:parent-style-name="TextInfo">
      <style:text-properties officeooo:paragraph-rsid="0021eb1e"/>
    </style:style>
    <style:style style:name="P8" style:family="paragraph" style:parent-style-name="TextTable">
      <style:text-properties officeooo:paragraph-rsid="0021eb1e"/>
    </style:style>
    <style:style style:name="P9" style:family="paragraph" style:parent-style-name="Text_20_body">
      <style:text-properties style:font-name="DejaVu Serif1" officeooo:paragraph-rsid="0015be02" style:font-name-asian="DejaVu Serif1" style:font-name-complex="DejaVu Serif1"/>
    </style:style>
    <style:style style:name="P10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Contents_20_1">
      <style:paragraph-properties>
        <style:tab-stops>
          <style:tab-stop style:position="12.9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2.98cm" style:type="right" style:leader-style="dotted" style:leader-text="."/>
        </style:tab-stops>
      </style:paragraph-properties>
    </style:style>
    <style:style style:name="P13" style:family="paragraph" style:parent-style-name="Text_20_Red">
      <style:text-properties officeooo:rsid="002e2520" officeooo:paragraph-rsid="002e2520"/>
    </style:style>
    <style:style style:name="P14" style:family="paragraph" style:parent-style-name="Text_20_Red">
      <style:text-properties style:font-name="DejaVu Serif1" officeooo:paragraph-rsid="002e2520" style:font-name-asian="DejaVu Serif1" style:font-name-complex="DejaVu Serif1"/>
    </style:style>
    <style:style style:name="T1" style:family="text">
      <style:text-properties officeooo:rsid="001319b2"/>
    </style:style>
    <style:style style:name="T2" style:family="text">
      <style:text-properties officeooo:rsid="001a29ba"/>
    </style:style>
    <style:style style:name="T3" style:family="text">
      <style:text-properties officeooo:rsid="001edc6f"/>
    </style:style>
    <style:style style:name="T4" style:family="text">
      <style:text-properties fo:font-size="24pt" officeooo:rsid="001a29ba" style:font-size-asian="24pt" style:font-size-complex="2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Marginalia">file</text:p>
      <text:p text:style-name="P10">::<text:line-break/>:: ::<text:line-break/>.. <text:s/>:: :: <text:s/>..<text:line-break/><text:span text:style-name="T4">title</text:span><text:span text:style-name="T2"><text:line-break/>.. .. <text:s/>:: :: <text:s/>.</text:span>. ..<text:line-break/>.. .. <text:s/>:: :: <text:s/>.. ..<text:line-break/><text:span text:style-name="T3">author<text:line-break/>.. <text:s/>:: :: <text:s/>..</text:span><text:line-break/>:: ::</text:p>
      <text:p text:style-name="Text_20_body"/>
      <text:p text:style-name="P3"/>
      <text:p text:style-name="P3"/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87242_3122251918" text:style-name="Index_20_Link" text:visited-style-name="Index_20_Link">-1-<text:tab/>2</text:a></text:p>
          <text:p text:style-name="P12"><text:a xlink:type="simple" xlink:href="#__RefHeading___Toc87244_3122251918" text:style-name="Index_20_Link" text:visited-style-name="Index_20_Link">-2<text:tab/>2</text:a></text:p>
        </text:index-body>
      </text:table-of-content>
      <text:p text:style-name="P9"/>
      <text:p text:style-name="P9"/>
      <text:p text:style-name="P9"/>
      <text:h text:style-name="Heading_20_1" text:outline-level="1"><text:bookmark-start text:name="__RefHeading___Toc87242_3122251918"/>-<text:span text:style-name="T1">1</text:span>-<text:bookmark-end text:name="__RefHeading___Toc87242_3122251918"/></text:h>
      <text:h text:style-name="Heading_20_2" text:outline-level="2"><text:bookmark-start text:name="__RefHeading___Toc87244_3122251918"/>-2<text:bookmark-end text:name="__RefHeading___Toc87244_3122251918"/></text:h>
      <text:h text:style-name="Heading_20_3" text:outline-level="3">- 3-</text:h>
      <text:h text:style-name="Heading_20_4" text:outline-level="4">-4-</text:h>
      <text:h text:style-name="Heading_20_5" text:outline-level="5">5</text:h>
      <text:p text:style-name="P5">-body<text:span text:style-name="T2"> 文字</text:span>-</text:p>
      <text:p text:style-name="P13">body red</text:p>
      <text:p text:style-name="P4">-margin<text:span text:style-name="T2"> 文字</text:span>-</text:p>
      <text:p text:style-name="P2">caption<text:span text:style-name="T2"> 文字</text:span></text:p>
      <text:p text:style-name="P7">-info<text:span text:style-name="T2"> 文字</text:span>-</text:p>
      <text:p text:style-name="P6">-HiLite <text:span text:style-name="T2"><text:s/>文字</text:span>-</text:p>
      <text:p text:style-name="P8">-Table<text:span text:style-name="T2"> 文字</text:span>-</text:p>
      <text:p text:style-name="TextPoem">poem</text:p>
      <text:p text:style-name="P1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adornments="Book" style:font-family-generic="modern" style:font-pitch="fixed"/>
    <style:font-face style:name="DejaVu Sans Mono1" svg:font-family="'DejaVu Sans Mono'" style:font-adornments="Book" style:font-family-generic="swiss" style:font-pitch="fixed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Noto Sans CJK JP" svg:font-family="'Noto Sans CJK JP'" style:font-adornments="Regular" style:font-family-generic="swiss" style:font-pitch="variable"/>
    <style:font-face style:name="Noto Serif CJK JP" svg:font-family="'Noto Serif CJK JP'" style:font-adornments="Regular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left="0.61cm" fo:margin-right="0.61cm" fo:margin-top="0.101cm" fo:margin-bottom="0cm" style:contextual-spacing="false" fo:text-align="justify" style:justify-single-word="false" fo:text-indent="0.61cm" style:auto-text-indent="false" style:page-number="auto" fo:background-color="transparent"/>
      <style:text-properties style:font-name="DejaVu Serif1" fo:font-family="'DejaVu Serif'" style:font-style-name="Book" style:font-family-generic="roman" style:font-pitch="variable" fo:font-size="11pt" style:font-name-asian="Noto Sans CJK JP" style:font-family-asian="'Noto Sans CJK JP'" style:font-style-name-asian="Regular" style:font-family-generic-asian="swiss" style:font-pitch-asian="variable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DejaVu Serif1" fo:font-family="'DejaVu Serif'" style:font-style-name="Book" style:font-family-generic="roman" style:font-pitch="variable" fo:font-size="14pt" style:font-name-asian="Noto Sans CJK JP" style:font-family-asian="'Noto Sans CJK JP'" style:font-style-name-asian="Regular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4cm" fo:margin-bottom="0.101cm" style:contextual-spacing="false" style:page-number="auto" fo:padding="0.051cm" fo:border="none"/>
      <style:text-properties style:font-name="DejaVu Serif1" fo:font-family="'DejaVu Serif'" style:font-style-name="Book" style:font-family-generic="roman" style:font-pitch="variable"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left="0.199cm" fo:margin-right="0cm" fo:margin-top="0.4cm" fo:margin-bottom="0.101cm" style:contextual-spacing="false" fo:text-indent="0cm" style:auto-text-indent="false" fo:background-color="transparent"/>
      <style:text-properties style:font-name="DejaVu Sans" fo:font-family="'DejaVu Sans'" style:font-style-name="Book" style:font-family-generic="swiss" style:font-pitch="variable" fo:font-size="11pt" fo:font-style="normal" fo:font-weight="normal" fo:background-color="#e6e6e6" style:font-size-asian="11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4cm" fo:margin-right="0cm" fo:margin-top="0.101cm" fo:margin-bottom="0.101cm" style:contextual-spacing="false" fo:text-indent="0cm" style:auto-text-indent="false" fo:background-color="transparent" style:shadow="none"/>
      <style:text-properties style:font-name="DejaVu Sans Mono" fo:font-family="'DejaVu Sans Mono'" style:font-style-name="Book" style:font-family-generic="modern" style:font-pitch="fixed" fo:font-size="11pt" fo:font-style="normal" fo:font-weight="normal" fo:background-color="#e6e6e6" style:font-name-asian="Noto Serif CJK JP" style:font-family-asian="'Noto Serif CJK JP'" style:font-style-name-asian="Regular" style:font-family-generic-asian="roman" style:font-pitch-asian="variable" style:font-size-asian="14pt" style:font-style-asian="normal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normal" fo:font-weight="normal" style:font-size-asian="14pt" style:font-weight-asian="normal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margin-top="0cm" fo:margin-bottom="0cm" style:contextual-spacing="false" fo:text-indent="0cm" style:auto-text-indent="false"/>
      <style:text-properties style:font-name="DejaVu Serif2" fo:font-family="'DejaVu Serif'" style:font-style-name="Italic" style:font-family-generic="roman" style:font-pitch="variable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0.6cm" fo:margin-right="0.6cm" fo:margin-top="0.101cm" fo:margin-bottom="0cm" style:contextual-spacing="true" fo:text-align="justify" style:justify-single-word="false" fo:text-indent="0cm" style:auto-text-indent="false" style:shadow="none"/>
      <style:text-properties fo:color="#800000" loext:opacity="100%" fo:font-size="10pt" fo:font-style="normal" style:font-size-asian="10pt"/>
    </style:style>
    <style:style style:name="TextHiLite" style:family="paragraph" style:parent-style-name="Text_20_body" style:next-style-name="Text_20_body" style:class="text">
      <style:paragraph-properties fo:margin-left="1cm" fo:margin-right="0cm" fo:margin-top="0cm" fo:margin-bottom="0cm" style:contextual-spacing="false" fo:text-indent="0cm" style:auto-text-indent="false"/>
      <style:text-properties fo:font-size="14pt" style:font-size-asian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cm" fo:border="none" style:shadow="none"/>
      <style:text-properties fo:color="#000080" loext:opacity="100%" style:font-name="DejaVu Sans" fo:font-family="'DejaVu Sans'" style:font-style-name="Book" style:font-family-generic="swiss" style:font-pitch="variable" fo:font-size="10pt"/>
    </style:style>
    <style:style style:name="TextInfo" style:family="paragraph" style:parent-style-name="TextTable" style:next-style-name="Text_20_body" style:class="text">
      <style:paragraph-properties fo:margin-left="0.6cm" fo:margin-right="0.6cm" fo:margin-top="0cm" fo:margin-bottom="0cm" style:contextual-spacing="false" fo:text-align="start" style:justify-single-word="false" fo:text-indent="0cm" style:auto-text-indent="false" fo:padding="0.15cm" fo:border-left="0.99pt solid #800080" fo:border-right="none" fo:border-top="none" fo:border-bottom="none" style:shadow="none"/>
      <style:text-properties style:font-name="DejaVu Sans Mono1" fo:font-family="'DejaVu Sans Mono'" style:font-style-name="Book" style:font-family-generic="swiss" style:font-pitch="fixed" fo:font-size="11pt" fo:language="zxx" fo:country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start" style:justify-single-word="false" style:shadow="none"/>
      <style:text-properties fo:color="#000080" loext:opacity="100%"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cm" fo:margin-bottom="0.4cm" style:contextual-spacing="false" fo:text-indent="0cm" style:auto-text-indent="false" style:page-number="auto" fo:break-before="page"/>
      <style:text-properties style:font-name="DejaVu Sans" fo:font-family="'DejaVu Sans'" style:font-style-name="Book" style:font-family-generic="swiss" style:font-pitch="variable" fo:font-size="14pt" fo:font-weight="normal" style:font-size-asian="14pt" style:font-weight-asian="normal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DejaVu Serif" fo:font-family="'DejaVu Serif'" style:font-style-name="Bold" style:font-family-generic="roman" style:font-pitch="variable" fo:font-size="12pt" fo:font-weight="normal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6cm" fo:margin-right="0.6cm" fo:margin-top="0.4cm" fo:margin-bottom="0cm" style:contextual-spacing="false" fo:text-indent="0cm" style:auto-text-indent="false" style:shadow="none">
        <style:tab-stops>
          <style:tab-stop style:position="17.503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6cm" fo:margin-right="0.6cm" fo:margin-top="0.3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ontents_20_4" style:display-name="Contents 4" style:family="paragraph" style:parent-style-name="Index" style:class="index">
      <style:paragraph-properties fo:margin-left="1cm" fo:margin-right="0.6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DejaVu Serif1" fo:font-family="'DejaVu Serif'" style:font-style-name="Book" style:font-family-generic="roman" style:font-pitch="variable" fo:font-size="11pt"/>
    </style:style>
    <style:style style:name="Caption" style:family="paragraph" style:parent-style-name="Standard" style:class="extra">
      <style:paragraph-properties fo:margin-left="0.6cm" fo:margin-right="0.6cm" fo:margin-top="0cm" fo:margin-bottom="0cm" style:contextual-spacing="false" fo:text-indent="0cm" style:auto-text-indent="false" text:number-lines="false" text:line-number="0"/>
      <style:text-properties fo:color="#383d3c" loext:opacity="100%" style:font-name="DejaVu Serif2" fo:font-family="'DejaVu Serif'" style:font-style-name="Italic" style:font-family-generic="roman" style:font-pitch="variable" fo:font-size="11pt" fo:font-style="normal" style:font-name-asian="Noto Serif CJK JP" style:font-family-asian="'Noto Serif CJK JP'" style:font-style-name-asian="Regular" style:font-family-generic-asian="roman" style:font-pitch-asian="variable" style:font-size-asian="11pt" style:font-style-asian="normal" style:font-size-complex="10pt" style:font-style-complex="italic"/>
    </style:style>
    <style:style style:name="TextPoem" style:family="paragraph" style:parent-style-name="Text_20_body" style:auto-update="true">
      <style:paragraph-properties fo:margin-left="0.61cm" fo:margin-right="0.61cm" fo:margin-top="0cm" fo:margin-bottom="0cm" style:contextual-spacing="false" fo:text-indent="0cm" style:auto-text-indent="false"/>
      <style:text-properties style:font-name="DejaVu Sans" fo:font-family="'DejaVu Sans'" style:font-style-name="Book" style:font-family-generic="swiss" style:font-pitch="variable"/>
    </style:style>
    <style:style style:name="Text_20_Red" style:display-name="Text Red" style:family="paragraph" style:parent-style-name="Text_20_body">
      <style:text-properties fo:color="#4e102d" loext:opacity="100%" style:font-name="DejaVu Sans" fo:font-family="'DejaVu Sans'" style:font-style-name="Book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0.61cm" fo:margin-bottom="0.61cm" fo:margin-left="0.61cm" fo:margin-right="0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2-21T18:25:08.153380330</dc:date>
    <meta:editing-cycles>53</meta:editing-cycles>
    <meta:editing-duration>PT1H17M47S</meta:editing-duration>
    <meta:document-statistic meta:table-count="0" meta:image-count="0" meta:object-count="0" meta:page-count="2" meta:paragraph-count="17" meta:word-count="64" meta:character-count="194" meta:non-whitespace-character-count="149"/>
    <meta:user-defined meta:name="Info 1"/>
    <meta:user-defined meta:name="Info 2"/>
    <meta:user-defined meta:name="Info 3"/>
    <meta:user-defined meta:name="Info 4"/>
  </office:meta>
</office:document-meta>
</file>